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ce15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9238.671715" calcext:value-type="float">
            <text:p>9238.671715</text:p>
          </table:table-cell>
          <table:table-cell table:style-name="Default" table:formula="of:=[.H2]/24/365" office:value-type="float" office:value="1.05464288984018" calcext:value-type="float">
            <text:p>1.05464288984018</text:p>
          </table:table-cell>
          <table:table-cell table:style-name="Default"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611" calcext:value-type="float">
            <text:p>37.76611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string" calcext:value-type="string">
            <text:p>15/11/21 – 11:3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office:value-type="string" calcext:value-type="string">
            <text:p>15/11/21 – 11:34</text:p>
          </table:table-cell>
          <table:table-cell table:style-name="Default" office:value-type="float" office:value="9.8" calcext:value-type="float">
            <text:p>9.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0:30:57.060440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22T11:49:12.103382197</dc:date>
    <meta:editing-duration>P5DT6H11M47S</meta:editing-duration>
    <meta:editing-cycles>176</meta:editing-cycles>
    <meta:document-statistic meta:table-count="1" meta:cell-count="2390" meta:object-count="0"/>
  </office:meta>
</office:document-meta>
</file>